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grom16" svg:font-family="cgrom16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05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cgrom16" fo:font-size="12pt" style:font-size-asian="12pt" style:font-size-complex="12pt"/>
    </style:style>
    <style:style style:name="ce2" style:family="table-cell" style:parent-style-name="Default">
      <style:table-cell-properties style:vertical-align="bottom"/>
      <style:text-properties style:font-name="cgrom16" fo:font-size="12pt" style:font-size-asian="12pt" style:font-size-complex="12pt"/>
    </style:style>
    <style:style style:name="ce3" style:family="table-cell" style:parent-style-name="Default">
      <style:table-cell-properties style:vertical-align="bottom"/>
    </style:style>
    <style:style style:name="ce4" style:family="table-cell" style:parent-style-name="Default" style:data-style-name="N84">
      <style:table-cell-properties style:vertical-align="bottom"/>
      <style:text-properties style:font-name="cgrom16"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/>
      <style:text-properties style:font-name="cgrom16" fo:font-size="12pt" style:font-size-asian="12pt" style:font-size-complex="12pt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bottom"/>
      <style:text-properties style:font-name="cgrom16" fo:font-size="12pt" style:font-size-asian="12pt" style:font-size-complex="12pt"/>
    </style:style>
  </office:automatic-styles>
  <office:body>
    <office:spreadsheet>
      <table:calculation-settings table:automatic-find-labels="false" table:null-year="1970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6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101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Archive</text:p>
          </table:table-cell>
          <table:covered-table-cell table:number-columns-repeated="3"/>
          <table:table-cell table:style-name="ce5" office:value-type="string" calcext:value-type="string" table:number-columns-spanned="5" table:number-rows-spanned="1">
            <text:p>MXDRV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ersion str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xdrv206.lzh</text:p>
          </table:table-cell>
          <table:table-cell office:value-type="float" office:value="10797" calcext:value-type="float">
            <text:p>10797</text:p>
          </table:table-cell>
          <table:table-cell office:value-type="string" calcext:value-type="string">
            <text:p>27cfce8c3eb7625449582111132fda41</text:p>
          </table:table-cell>
          <table:table-cell table:style-name="ce4" office:value-type="date" office:date-value="1991-11-07" calcext:value-type="date">
            <text:p>1991-11-07</text:p>
          </table:table-cell>
          <table:table-cell office:value-type="string" calcext:value-type="string">
            <text:p>mxdrv16.x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293719e58836540fdf821102f8635cc2</text:p>
          </table:table-cell>
          <table:table-cell table:style-name="ce4" office:value-type="date" office:date-value="1991-11-06" calcext:value-type="date">
            <text:p>1991-11-06</text:p>
          </table:table-cell>
          <table:table-cell office:value-type="string" calcext:value-type="string">
            <text:p>X68k MXDRV music driver version 2.06+16 Rel.1 (c)1988-91 milk.,K.MAEKAWA, Missy.M, Yatsub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XDRV162.LZH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c9df027023763911516a1c87268e1b3c</text:p>
          </table:table-cell>
          <table:table-cell table:style-name="ce4" office:value-type="date" office:date-value="1991-11-24" calcext:value-type="date">
            <text:p>1991-11-24</text:p>
          </table:table-cell>
          <table:table-cell office:value-type="string" calcext:value-type="string">
            <text:p>mxdrv16.x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712a6db984a3bac03890d4772a115336</text:p>
          </table:table-cell>
          <table:table-cell table:style-name="ce4" office:value-type="date" office:date-value="1991-11-23" calcext:value-type="date">
            <text:p>1991-11-23</text:p>
          </table:table-cell>
          <table:table-cell office:value-type="string" calcext:value-type="string">
            <text:p>X68k MXDRV music driver version 2.06+16 Rel.2 (c)1988-91 milk.,K.MAEKAWA, Missy.M, Yatsub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XDRVPP.LZH</text:p>
          </table:table-cell>
          <table:table-cell office:value-type="float" office:value="11357" calcext:value-type="float">
            <text:p>11357</text:p>
          </table:table-cell>
          <table:table-cell office:value-type="string" calcext:value-type="string">
            <text:p>aa71d8aee207174403d24e6368e2eda9</text:p>
          </table:table-cell>
          <table:table-cell table:style-name="ce4" office:value-type="date" office:date-value="1995-09-27" calcext:value-type="date">
            <text:p>1995-09-27</text:p>
          </table:table-cell>
          <table:table-cell office:value-type="string" calcext:value-type="string">
            <text:p>mxdrvpp.x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94aed121913f7c26b4ebe9e7cfd03073</text:p>
          </table:table-cell>
          <table:table-cell table:style-name="ce4" office:value-type="date" office:date-value="1994-02-27" calcext:value-type="date">
            <text:p>1994-02-27</text:p>
          </table:table-cell>
          <table:table-cell office:value-type="string" calcext:value-type="string">
            <text:p>X68k MXDRV music driver version 2.06+16 Rel2++(c)1988-91 milk.,K.MAEKAWA, Missy.M, Yatsub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XDRV163.LZH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1247423a7cd40d21aa747315def57d44</text:p>
          </table:table-cell>
          <table:table-cell table:style-name="ce4" office:value-type="date" office:date-value="1991-12-30" calcext:value-type="date">
            <text:p>1991-12-30</text:p>
          </table:table-cell>
          <table:table-cell office:value-type="string" calcext:value-type="string">
            <text:p>mxdrv16.x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38fe54fc840295b8aa9a5554d88f6522</text:p>
          </table:table-cell>
          <table:table-cell table:style-name="ce4" office:value-type="date" office:date-value="1991-12-29" calcext:value-type="date">
            <text:p>1991-12-29</text:p>
          </table:table-cell>
          <table:table-cell office:value-type="string" calcext:value-type="string">
            <text:p>X68k MXDRV music driver version 2.06+16 Rel.3 (c)1988-91 milk.,K.MAEKAWA, Missy.M, Yatsube</text:p>
          </table:table-cell>
          <table:table-cell table:number-columns-repeated="1014"/>
        </table:table-row>
        <table:table-row table:style-name="ro1">
          <table:table-cell table:style-name="ce3" table:number-columns-repeated="4"/>
          <table:table-cell office:value-type="string" calcext:value-type="string">
            <text:p>mxdrv17.x</text:p>
          </table:table-cell>
          <table:table-cell office:value-type="float" office:value="7144" calcext:value-type="float">
            <text:p>7144</text:p>
          </table:table-cell>
          <table:table-cell office:value-type="string" calcext:value-type="string">
            <text:p>ab849cb9877109f652e1ffae8b998195</text:p>
          </table:table-cell>
          <table:table-cell table:style-name="ce4" office:value-type="date" office:date-value="1992-04-30" calcext:value-type="date">
            <text:p>1992-04-30</text:p>
          </table:table-cell>
          <table:table-cell office:value-type="string" calcext:value-type="string">
            <text:p>X68k MXDRV music driver version 2.06+17 Rel.X5-S (c)1988-92 milk.,K.MAEKAWA, Missy.M, Yatsub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XDRV16X.LZH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95a741237835000830d6da6af8345903</text:p>
          </table:table-cell>
          <table:table-cell table:style-name="ce4" office:value-type="date" office:date-value="1993-07-07" calcext:value-type="date">
            <text:p>1993-07-07</text:p>
          </table:table-cell>
          <table:table-cell office:value-type="string" calcext:value-type="string">
            <text:p>MXDRV16X.X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34dbc707ca295f9bb3d71b2ea5baf34f</text:p>
          </table:table-cell>
          <table:table-cell table:style-name="ce4" office:value-type="date" office:date-value="1993-07-07" calcext:value-type="date">
            <text:p>1993-07-07</text:p>
          </table:table-cell>
          <table:table-cell office:value-type="string" calcext:value-type="string">
            <text:p>X68k MXDRV music driver version 2.06+162/03 (c)1988-91 milk.,K.MAEKAWA, Missy.M, Yatsube, ゆ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xdrv30.lzh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46f3ad195fba1aae1c2c0ca22885b6ea</text:p>
          </table:table-cell>
          <table:table-cell table:style-name="ce4" office:value-type="date" office:date-value="1994-12-26" calcext:value-type="date">
            <text:p>1994-12-26</text:p>
          </table:table-cell>
          <table:table-cell office:value-type="string" calcext:value-type="string">
            <text:p>mxdrv30.x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e6e4d55b31a203e9193f9811d3beda16</text:p>
          </table:table-cell>
          <table:table-cell table:style-name="ce4" office:value-type="date" office:date-value="1994-12-26" calcext:value-type="date">
            <text:p>1994-12-26</text:p>
          </table:table-cell>
          <table:table-cell office:value-type="string" calcext:value-type="string">
            <text:p>X68k MXDRV version 2.06+16 Rel.3 (c)1988-91 milk.,K.MAEKAWA, Missy.M, Yatsube, RANN,Shalem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grom16" svg:font-family="cgrom16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11:46:20.963425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07:48.625643725</meta:creation-date>
    <dc:date>2019-01-23T11:46:49.137727607</dc:date>
    <meta:editing-duration>PT14M47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